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3.0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r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år</text:p>
          </table:table-cell>
          <table:table-cell office:value-type="string" calcext:value-type="string">
            <text:p>omset</text:p>
          </table:table-cell>
          <table:table-cell office:value-type="string" calcext:value-type="string">
            <text:p>tonn</text:p>
          </table:table-cell>
          <table:table-cell office:value-type="string" calcext:value-type="string">
            <text:p>pris per kg</text:p>
          </table:table-cell>
          <table:table-cell office:value-type="string" calcext:value-type="string">
            <text:p>kostnader</text:p>
          </table:table-cell>
          <table:table-cell office:value-type="string" calcext:value-type="string">
            <text:p>overskudd</text:p>
          </table:table-cell>
          <table:table-cell office:value-type="string" calcext:value-type="string">
            <text:p>KPI</text:p>
          </table:table-cell>
          <table:table-cell office:value-type="string" calcext:value-type="string">
            <text:p>nåverdi</text:p>
          </table:table-cell>
          <table:table-cell office:value-type="string" calcext:value-type="string">
            <text:p>nåverdi oversk</text:p>
          </table:table-cell>
          <table:table-cell office:value-type="string" calcext:value-type="string">
            <text:p>NIB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51302" calcext:value-type="float">
            <text:p>7451302</text:p>
          </table:table-cell>
          <table:table-cell office:value-type="float" office:value="360533" calcext:value-type="float">
            <text:p>360533</text:p>
          </table:table-cell>
          <table:table-cell table:formula="of:=SUM(([.B2]*1000)/([.C2]*1000))" office:value-type="float" office:value="20.667461785745" calcext:value-type="float">
            <text:p>20.6674617857</text:p>
          </table:table-cell>
          <table:table-cell table:formula="of:=SUM(([.C2]*1000)*18)" office:value-type="float" office:value="6489594000" calcext:value-type="float">
            <text:p>6489594000</text:p>
          </table:table-cell>
          <table:table-cell table:formula="of:=SUM([.B2]*1000 - [.E2])" office:value-type="float" office:value="961708000" calcext:value-type="float">
            <text:p>961708000</text:p>
          </table:table-cell>
          <table:table-cell office:value-type="float" office:value="1" calcext:value-type="float">
            <text:p>1</text:p>
          </table:table-cell>
          <table:table-cell office:value-type="float" office:value="7451302" calcext:value-type="float">
            <text:p>7451302</text:p>
          </table:table-cell>
          <table:table-cell table:formula="of:=SUM([.E2]*1000 -[.E16])" office:value-type="float" office:value="6489594000000" calcext:value-type="float">
            <text:p>6489594000000</text:p>
          </table:table-cell>
          <table:table-cell office:value-type="float" office:value="0.0617" calcext:value-type="float">
            <text:p>0.0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36579" calcext:value-type="float">
            <text:p>8936579</text:p>
          </table:table-cell>
          <table:table-cell office:value-type="float" office:value="418759" calcext:value-type="float">
            <text:p>418759</text:p>
          </table:table-cell>
          <table:table-cell table:formula="of:=SUM(([.B3]*1000)/([.C3]*1000))" office:value-type="float" office:value="21.3406255149143" calcext:value-type="float">
            <text:p>21.3406255149</text:p>
          </table:table-cell>
          <table:table-cell table:formula="of:=SUM(([.C3]*1000)*18)" office:value-type="float" office:value="7537662000" calcext:value-type="float">
            <text:p>7537662000</text:p>
          </table:table-cell>
          <table:table-cell table:formula="of:=SUM([.B3]*1000 - [.E3])" office:value-type="float" office:value="1398917000" calcext:value-type="float">
            <text:p>1398917000</text:p>
          </table:table-cell>
          <table:table-cell office:value-type="float" office:value="1.023" calcext:value-type="float">
            <text:p>1.023</text:p>
          </table:table-cell>
          <table:table-cell table:formula="of:=SUM([.B3]*1000 / ([.G3])^[.A3])" office:value-type="float" office:value="8539255959.46219" calcext:value-type="float">
            <text:p>8539255959.46219</text:p>
          </table:table-cell>
          <table:table-cell table:formula="of:=SUM([.F3] / ([.G3])^[.A3])" office:value-type="float" office:value="1336720721.54713" calcext:value-type="float">
            <text:p>1336720721.54713</text:p>
          </table:table-cell>
          <table:table-cell office:value-type="float" office:value="0.0729" calcext:value-type="float">
            <text:p>0.07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91914" calcext:value-type="float">
            <text:p>10691914</text:p>
          </table:table-cell>
          <table:table-cell office:value-type="float" office:value="436736" calcext:value-type="float">
            <text:p>436736</text:p>
          </table:table-cell>
          <table:table-cell table:formula="of:=SUM(([.B4]*1000)/([.C4]*1000))" office:value-type="float" office:value="24.4814121116647" calcext:value-type="float">
            <text:p>24.4814121117</text:p>
          </table:table-cell>
          <table:table-cell table:formula="of:=SUM(([.C4]*1000)*18)" office:value-type="float" office:value="7861248000" calcext:value-type="float">
            <text:p>7861248000</text:p>
          </table:table-cell>
          <table:table-cell table:formula="of:=SUM([.B4]*1000 - [.E4])" office:value-type="float" office:value="2830666000" calcext:value-type="float">
            <text:p>2830666000</text:p>
          </table:table-cell>
          <table:table-cell office:value-type="float" office:value="1.055" calcext:value-type="float">
            <text:p>1.055</text:p>
          </table:table-cell>
          <table:table-cell table:formula="of:=SUM([.B4]*1000 / ([.G4])^[.A4])" office:value-type="float" office:value="9105380058.67831" calcext:value-type="float">
            <text:p>9105380058.67831</text:p>
          </table:table-cell>
          <table:table-cell table:formula="of:=SUM([.F4] / ([.G4])^[.A4])" office:value-type="float" office:value="2410633844.34056" calcext:value-type="float">
            <text:p>2410633844.34056</text:p>
          </table:table-cell>
          <table:table-cell office:value-type="float" office:value="0.0693" calcext:value-type="float">
            <text:p>0.06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62349" calcext:value-type="float">
            <text:p>7962349</text:p>
          </table:table-cell>
          <table:table-cell office:value-type="float" office:value="438212" calcext:value-type="float">
            <text:p>438212</text:p>
          </table:table-cell>
          <table:table-cell table:formula="of:=SUM(([.B5]*1000)/([.C5]*1000))" office:value-type="float" office:value="18.1700843427382" calcext:value-type="float">
            <text:p>18.1700843427</text:p>
          </table:table-cell>
          <table:table-cell table:formula="of:=SUM(([.C5]*1000)*18)" office:value-type="float" office:value="7887816000" calcext:value-type="float">
            <text:p>7887816000</text:p>
          </table:table-cell>
          <table:table-cell table:formula="of:=SUM([.B5]*1000 - [.E5])" office:value-type="float" office:value="74533000" calcext:value-type="float">
            <text:p>74533000</text:p>
          </table:table-cell>
          <table:table-cell office:value-type="float" office:value="1.087" calcext:value-type="float">
            <text:p>1.087</text:p>
          </table:table-cell>
          <table:table-cell table:formula="of:=SUM([.B5]*1000 / ([.G5])^[.A5])" office:value-type="float" office:value="5703258192.59949" calcext:value-type="float">
            <text:p>5703258192.59949</text:p>
          </table:table-cell>
          <table:table-cell table:formula="of:=SUM([.F5] / ([.G5])^[.A5])" office:value-type="float" office:value="53386374.1552923" calcext:value-type="float">
            <text:p>53386374.1552923</text:p>
          </table:table-cell>
          <table:table-cell office:value-type="float" office:value="0.0769" calcext:value-type="float">
            <text:p>0.0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03105" calcext:value-type="float">
            <text:p>7703105</text:p>
          </table:table-cell>
          <table:table-cell office:value-type="float" office:value="465250" calcext:value-type="float">
            <text:p>465250</text:p>
          </table:table-cell>
          <table:table-cell table:formula="of:=SUM(([.B6]*1000)/([.C6]*1000))" office:value-type="float" office:value="16.5569156367544" calcext:value-type="float">
            <text:p>16.5569156368</text:p>
          </table:table-cell>
          <table:table-cell table:formula="of:=SUM(([.C6]*1000)*18)" office:value-type="float" office:value="8374500000" calcext:value-type="float">
            <text:p>8374500000</text:p>
          </table:table-cell>
          <table:table-cell table:formula="of:=SUM([.B6]*1000 - [.E6])" office:value-type="float" office:value="-671395000" calcext:value-type="float">
            <text:p>-671395000</text:p>
          </table:table-cell>
          <table:table-cell office:value-type="float" office:value="1.101" calcext:value-type="float">
            <text:p>1.101</text:p>
          </table:table-cell>
          <table:table-cell table:formula="of:=SUM([.B6]*1000 / ([.G6])^[.A6])" office:value-type="float" office:value="4761340306.61562" calcext:value-type="float">
            <text:p>4761340306.61562</text:p>
          </table:table-cell>
          <table:table-cell table:formula="of:=SUM([.F6] / ([.G6])^[.A6])" office:value-type="float" office:value="-414993703.858405" calcext:value-type="float">
            <text:p>-414993703.858405</text:p>
          </table:table-cell>
          <table:table-cell office:value-type="float" office:value="0.0734" calcext:value-type="float">
            <text:p>0.07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73458" calcext:value-type="float">
            <text:p>8173458</text:p>
          </table:table-cell>
          <table:table-cell office:value-type="float" office:value="507412" calcext:value-type="float">
            <text:p>507412</text:p>
          </table:table-cell>
          <table:table-cell table:formula="of:=SUM(([.B7]*1000)/([.C7]*1000))" office:value-type="float" office:value="16.108129094306" calcext:value-type="float">
            <text:p>16.1081290943</text:p>
          </table:table-cell>
          <table:table-cell table:formula="of:=SUM(([.C7]*1000)*18)" office:value-type="float" office:value="9133416000" calcext:value-type="float">
            <text:p>9133416000</text:p>
          </table:table-cell>
          <table:table-cell table:formula="of:=SUM([.B7]*1000 - [.E7])" office:value-type="float" office:value="-959958000" calcext:value-type="float">
            <text:p>-959958000</text:p>
          </table:table-cell>
          <table:table-cell office:value-type="float" office:value="1.128" calcext:value-type="float">
            <text:p>1.128</text:p>
          </table:table-cell>
          <table:table-cell table:formula="of:=SUM([.B7]*1000 / ([.G7])^[.A7])" office:value-type="float" office:value="3967813378.4786" calcext:value-type="float">
            <text:p>3967813378.4786</text:p>
          </table:table-cell>
          <table:table-cell table:formula="of:=SUM([.F7] / ([.G7])^[.A7])" office:value-type="float" office:value="-466012573.28019" calcext:value-type="float">
            <text:p>-466012573.28019</text:p>
          </table:table-cell>
          <table:table-cell office:value-type="float" office:value="0.0471" calcext:value-type="float">
            <text:p>0.04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13426" calcext:value-type="float">
            <text:p>9913426</text:p>
          </table:table-cell>
          <table:table-cell office:value-type="float" office:value="565902" calcext:value-type="float">
            <text:p>565902</text:p>
          </table:table-cell>
          <table:table-cell table:formula="of:=SUM(([.B8]*1000)/([.C8]*1000))" office:value-type="float" office:value="17.517920063898" calcext:value-type="float">
            <text:p>17.5179200639</text:p>
          </table:table-cell>
          <table:table-cell table:formula="of:=SUM(([.C8]*1000)*18)" office:value-type="float" office:value="10186236000" calcext:value-type="float">
            <text:p>10186236000</text:p>
          </table:table-cell>
          <table:table-cell table:formula="of:=SUM([.B8]*1000 - [.E8])" office:value-type="float" office:value="-272810000" calcext:value-type="float">
            <text:p>-272810000</text:p>
          </table:table-cell>
          <table:table-cell office:value-type="float" office:value="1.133" calcext:value-type="float">
            <text:p>1.133</text:p>
          </table:table-cell>
          <table:table-cell table:formula="of:=SUM([.B8]*1000 / ([.G8])^[.A8])" office:value-type="float" office:value="4136322572.90219" calcext:value-type="float">
            <text:p>4136322572.90219</text:p>
          </table:table-cell>
          <table:table-cell table:formula="of:=SUM([.F8] / ([.G8])^[.A8])" office:value-type="float" office:value="-113828474.748634" calcext:value-type="float">
            <text:p>-113828474.748634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788153" calcext:value-type="float">
            <text:p>11788153</text:p>
          </table:table-cell>
          <table:table-cell office:value-type="float" office:value="582044" calcext:value-type="float">
            <text:p>582044</text:p>
          </table:table-cell>
          <table:table-cell table:formula="of:=SUM(([.B9]*1000)/([.C9]*1000))" office:value-type="float" office:value="20.2530272625437" calcext:value-type="float">
            <text:p>20.2530272625</text:p>
          </table:table-cell>
          <table:table-cell table:formula="of:=SUM(([.C9]*1000)*18)" office:value-type="float" office:value="10476792000" calcext:value-type="float">
            <text:p>10476792000</text:p>
          </table:table-cell>
          <table:table-cell table:formula="of:=SUM([.B9]*1000 - [.E9])" office:value-type="float" office:value="1311361000" calcext:value-type="float">
            <text:p>1311361000</text:p>
          </table:table-cell>
          <table:table-cell office:value-type="float" office:value="1.151" calcext:value-type="float">
            <text:p>1.151</text:p>
          </table:table-cell>
          <table:table-cell table:formula="of:=SUM([.B9]*1000 / ([.G9])^[.A9])" office:value-type="float" office:value="3826865290.94019" calcext:value-type="float">
            <text:p>3826865290.94019</text:p>
          </table:table-cell>
          <table:table-cell table:formula="of:=SUM([.F9] / ([.G9])^[.A9])" office:value-type="float" office:value="425715707.5237" calcext:value-type="float">
            <text:p>425715707.523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69275" calcext:value-type="float">
            <text:p>15369275</text:p>
          </table:table-cell>
          <table:table-cell office:value-type="float" office:value="626382" calcext:value-type="float">
            <text:p>626382</text:p>
          </table:table-cell>
          <table:table-cell table:formula="of:=SUM(([.B10]*1000)/([.C10]*1000))" office:value-type="float" office:value="24.5365847039027" calcext:value-type="float">
            <text:p>24.5365847039</text:p>
          </table:table-cell>
          <table:table-cell table:formula="of:=SUM(([.C10]*1000)*18)" office:value-type="float" office:value="11274876000" calcext:value-type="float">
            <text:p>11274876000</text:p>
          </table:table-cell>
          <table:table-cell table:formula="of:=SUM([.B10]*1000 - [.E10])" office:value-type="float" office:value="4094399000" calcext:value-type="float">
            <text:p>4094399000</text:p>
          </table:table-cell>
          <table:table-cell office:value-type="float" office:value="1.177" calcext:value-type="float">
            <text:p>1.177</text:p>
          </table:table-cell>
          <table:table-cell table:formula="of:=SUM([.B10]*1000 / ([.G10])^[.A10])" office:value-type="float" office:value="3545399799.77655" calcext:value-type="float">
            <text:p>3545399799.77655</text:p>
          </table:table-cell>
          <table:table-cell table:formula="of:=SUM([.F10] / ([.G10])^[.A10])" office:value-type="float" office:value="944500075.299929" calcext:value-type="float">
            <text:p>944500075.29992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280" calcext:value-type="float">
            <text:p>15440280</text:p>
          </table:table-cell>
          <table:table-cell office:value-type="float" office:value="736167" calcext:value-type="float">
            <text:p>736167</text:p>
          </table:table-cell>
          <table:table-cell table:formula="of:=SUM(([.B11]*1000)/([.C11]*1000))" office:value-type="float" office:value="20.973882284862" calcext:value-type="float">
            <text:p>20.9738822849</text:p>
          </table:table-cell>
          <table:table-cell table:formula="of:=SUM(([.C11]*1000)*18)" office:value-type="float" office:value="13251006000" calcext:value-type="float">
            <text:p>13251006000</text:p>
          </table:table-cell>
          <table:table-cell table:formula="of:=SUM([.B11]*1000 - [.E11])" office:value-type="float" office:value="2189274000" calcext:value-type="float">
            <text:p>2189274000</text:p>
          </table:table-cell>
          <table:table-cell office:value-type="float" office:value="1.186" calcext:value-type="float">
            <text:p>1.186</text:p>
          </table:table-cell>
          <table:table-cell table:formula="of:=SUM([.B11]*1000 / ([.G11])^[.A11])" office:value-type="float" office:value="2804195457.44363" calcext:value-type="float">
            <text:p>2804195457.44363</text:p>
          </table:table-cell>
          <table:table-cell table:formula="of:=SUM([.F11] / ([.G11])^[.A11])" office:value-type="float" office:value="397606274.361568" calcext:value-type="float">
            <text:p>397606274.361568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table:formula="of:=SUM([.H2:.H11])" office:value-type="float" office:value="46397282318.8968" calcext:value-type="float">
            <text:p>46397282318.8968</text:p>
          </table:table-cell>
          <table:table-cell table:formula="of:=SUM([.I2:.I11])" office:value-type="float" office:value="6494167728245.34" calcext:value-type="float">
            <text:p>6494167728245.34</text:p>
          </table:table-cell>
          <table:table-cell table:formula="of:=SUM(([.J2:.J11]))" office:value-type="float" office:value="0.528" calcext:value-type="float">
            <text:p>0.528</text:p>
          </table:table-cell>
        </table:table-row>
        <table:table-row table:style-name="ro1">
          <table:table-cell table:number-columns-repeated="7"/>
          <table:table-cell table:formula="of:=SUM([.I13]/[.H13])" office:value-type="float" office:value="139.968709451769" calcext:value-type="float">
            <text:p>139.9687094518</text:p>
          </table:table-cell>
          <table:table-cell/>
          <table:table-cell table:formula="of:=SUM([.J13]/11)" office:value-type="float" office:value="0.048" calcext:value-type="float">
            <text:p>0.048</text:p>
          </table:table-cell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art2" table:style-name="ta1">
        <table:shapes>
          <draw:frame draw:z-index="0" draw:style-name="gr1" draw:text-style-name="P1" svg:width="15.997cm" svg:height="9.005cm" svg:x="21.256cm" svg:y="0.079cm">
            <draw:object draw:notify-on-update-of-ranges="part2.A2:part2.A16 part2.C2:part2.C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 office:value-type="string" calcext:value-type="string">
            <text:p>år</text:p>
          </table:table-cell>
          <table:table-cell office:value-type="string" calcext:value-type="string">
            <text:p>kostnader</text:p>
          </table:table-cell>
          <table:table-cell office:value-type="string" calcext:value-type="string">
            <text:p>sum kostnader</text:p>
          </table:table-cell>
          <table:table-cell office:value-type="string" calcext:value-type="string">
            <text:p>nåverdi</text:p>
          </table:table-cell>
          <table:table-cell table:number-columns-repeated="3" office:value-type="string" calcext:value-type="string">
            <text:p>innvesteringsver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50000000" calcext:value-type="float">
            <text:p>150000000</text:p>
          </table:table-cell>
          <table:table-cell table:formula="of:=SUM([.D2]/(1.07^[.A2]))" office:value-type="float" office:value="140186915.88785" calcext:value-type="float">
            <text:p>140186915.88785</text:p>
          </table:table-cell>
          <table:table-cell table:number-columns-repeated="2" office:value-type="float" office:value="410000000" calcext:value-type="float">
            <text:p>410000000</text:p>
          </table:table-cell>
          <table:table-cell office:value-type="float" office:value="1219000000" calcext:value-type="float">
            <text:p>1219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1" calcext:value-type="float">
            <text:p>2011</text:p>
          </table:table-cell>
          <table:table-cell table:formula="of:=SUM([.C2]+18000000)" office:value-type="float" office:value="168000000" calcext:value-type="float">
            <text:p>168000000</text:p>
          </table:table-cell>
          <table:table-cell table:formula="of:=SUM([.D2]+[.C3])" office:value-type="float" office:value="318000000" calcext:value-type="float">
            <text:p>318000000</text:p>
          </table:table-cell>
          <table:table-cell table:formula="of:=SUM([.D3]/(1.07^[.A3]))" office:value-type="float" office:value="277753515.590881" calcext:value-type="float">
            <text:p>277753515.590881</text:p>
          </table:table-cell>
          <table:table-cell table:formula="of:=SUM([.F2]*1.07)" office:value-type="float" office:value="438700000" calcext:value-type="float">
            <text:p>438700000</text:p>
          </table:table-cell>
          <table:table-cell table:formula="of:=SUM([.G2]*1.1)" office:value-type="float" office:value="451000000" calcext:value-type="float">
            <text:p>451000000</text:p>
          </table:table-cell>
          <table:table-cell table:formula="of:=SUM([.H2]*0.1)" office:value-type="float" office:value="121900000" calcext:value-type="float">
            <text:p>1219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SUM([.C3]+18000000)" office:value-type="float" office:value="186000000" calcext:value-type="float">
            <text:p>186000000</text:p>
          </table:table-cell>
          <table:table-cell table:formula="of:=SUM([.D3]+[.C4])" office:value-type="float" office:value="504000000" calcext:value-type="float">
            <text:p>504000000</text:p>
          </table:table-cell>
          <table:table-cell table:formula="of:=SUM([.D4]/(1.07^[.A4]))" office:value-type="float" office:value="411414129.952989" calcext:value-type="float">
            <text:p>411414129.952989</text:p>
          </table:table-cell>
          <table:table-cell table:formula="of:=SUM([.F3]*1.07)" office:value-type="float" office:value="469409000" calcext:value-type="float">
            <text:p>469409000</text:p>
          </table:table-cell>
          <table:table-cell table:formula="of:=SUM([.G3]*1.1)" office:value-type="float" office:value="496100000" calcext:value-type="float">
            <text:p>496100000</text:p>
          </table:table-cell>
          <table:table-cell table:formula="of:=SUM([.H2]*0.1)" office:value-type="float" office:value="121900000" calcext:value-type="float">
            <text:p>1219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SUM([.C4]+18000000)" office:value-type="float" office:value="204000000" calcext:value-type="float">
            <text:p>204000000</text:p>
          </table:table-cell>
          <table:table-cell table:formula="of:=SUM([.D4]+[.C5])" office:value-type="float" office:value="708000000" calcext:value-type="float">
            <text:p>708000000</text:p>
          </table:table-cell>
          <table:table-cell table:formula="of:=SUM([.D5]/(1.07^[.A5]))" office:value-type="float" office:value="540129810.129648" calcext:value-type="float">
            <text:p>540129810.129648</text:p>
          </table:table-cell>
          <table:table-cell table:formula="of:=SUM([.F4]*1.07)" office:value-type="float" office:value="502267630" calcext:value-type="float">
            <text:p>502267630</text:p>
          </table:table-cell>
          <table:table-cell table:formula="of:=SUM([.G4]*1.1)" office:value-type="float" office:value="545710000" calcext:value-type="float">
            <text:p>545710000</text:p>
          </table:table-cell>
          <table:table-cell table:formula="of:=SUM([.H2]*0.1)" office:value-type="float" office:value="121900000" calcext:value-type="float">
            <text:p>12190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SUM([.C5]+18000000)" office:value-type="float" office:value="222000000" calcext:value-type="float">
            <text:p>222000000</text:p>
          </table:table-cell>
          <table:table-cell table:formula="of:=SUM([.D5]+[.C6])" office:value-type="float" office:value="930000000" calcext:value-type="float">
            <text:p>930000000</text:p>
          </table:table-cell>
          <table:table-cell table:formula="of:=SUM([.D6]/(1.07^[.A6]))" office:value-type="float" office:value="663077146.919812" calcext:value-type="float">
            <text:p>663077146.919812</text:p>
          </table:table-cell>
          <table:table-cell table:formula="of:=SUM([.F5]*1.07)" office:value-type="float" office:value="537426364.1" calcext:value-type="float">
            <text:p>537426364.1</text:p>
          </table:table-cell>
          <table:table-cell table:formula="of:=SUM([.G2]*1.1)" office:value-type="float" office:value="451000000" calcext:value-type="float">
            <text:p>451000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0000000" calcext:value-type="float">
            <text:p>200000000</text:p>
          </table:table-cell>
          <table:table-cell table:formula="of:=SUM([.D6]+[.C7])" office:value-type="float" office:value="1130000000" calcext:value-type="float">
            <text:p>1130000000</text:p>
          </table:table-cell>
          <table:table-cell table:formula="of:=SUM([.D7]/(1.07^[.A7]))" office:value-type="float" office:value="752966712.912659" calcext:value-type="float">
            <text:p>752966712.912659</text:p>
          </table:table-cell>
          <table:table-cell table:formula="of:=SUM([.F6]*1.07)" office:value-type="float" office:value="575046209.587" calcext:value-type="float">
            <text:p>575046209.587</text:p>
          </table:table-cell>
          <table:table-cell table:formula="of:=SUM([.G3]*1.1)" office:value-type="float" office:value="496100000" calcext:value-type="float">
            <text:p>4961000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0000000" calcext:value-type="float">
            <text:p>200000000</text:p>
          </table:table-cell>
          <table:table-cell table:formula="of:=SUM([.D7]+[.C8])" office:value-type="float" office:value="1330000000" calcext:value-type="float">
            <text:p>1330000000</text:p>
          </table:table-cell>
          <table:table-cell table:formula="of:=SUM([.D8]/(1.07^[.A8]))" office:value-type="float" office:value="828257156.706506" calcext:value-type="float">
            <text:p>828257156.706506</text:p>
          </table:table-cell>
          <table:table-cell table:formula="of:=SUM([.F7]*1.07)" office:value-type="float" office:value="615299444.25809" calcext:value-type="float">
            <text:p>615299444.25809</text:p>
          </table:table-cell>
          <table:table-cell table:formula="of:=SUM([.G4]*1.1)" office:value-type="float" office:value="545710000" calcext:value-type="float">
            <text:p>5457100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0000000" calcext:value-type="float">
            <text:p>200000000</text:p>
          </table:table-cell>
          <table:table-cell table:formula="of:=SUM([.D8]+[.C9])" office:value-type="float" office:value="1530000000" calcext:value-type="float">
            <text:p>1530000000</text:p>
          </table:table-cell>
          <table:table-cell table:formula="of:=SUM([.D9]/(1.07^[.A9]))" office:value-type="float" office:value="890473929.984509" calcext:value-type="float">
            <text:p>890473929.984509</text:p>
          </table:table-cell>
          <table:table-cell table:formula="of:=SUM([.F8]*1.07)" office:value-type="float" office:value="658370405.356156" calcext:value-type="float">
            <text:p>658370405.356156</text:p>
          </table:table-cell>
          <table:table-cell table:formula="of:=SUM([.G5]*1.1)" office:value-type="float" office:value="600281000" calcext:value-type="float">
            <text:p>600281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0000000" calcext:value-type="float">
            <text:p>200000000</text:p>
          </table:table-cell>
          <table:table-cell table:formula="of:=SUM([.D9]+[.C10])" office:value-type="float" office:value="1730000000" calcext:value-type="float">
            <text:p>1730000000</text:p>
          </table:table-cell>
          <table:table-cell table:formula="of:=SUM([.D10]/(1.07^[.A10]))" office:value-type="float" office:value="941005374.670576" calcext:value-type="float">
            <text:p>941005374.670576</text:p>
          </table:table-cell>
          <table:table-cell table:formula="of:=SUM([.F9]*1.07)" office:value-type="float" office:value="704456333.731087" calcext:value-type="float">
            <text:p>704456333.731087</text:p>
          </table:table-cell>
          <table:table-cell table:formula="of:=SUM([.G6]*1.1)" office:value-type="float" office:value="496100000" calcext:value-type="float">
            <text:p>4961000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2000000" calcext:value-type="float">
            <text:p>212000000</text:p>
          </table:table-cell>
          <table:table-cell table:formula="of:=SUM([.D10]+[.C11])" office:value-type="float" office:value="1942000000" calcext:value-type="float">
            <text:p>1942000000</text:p>
          </table:table-cell>
          <table:table-cell table:formula="of:=SUM([.D11]/(1.07^[.A11]))" office:value-type="float" office:value="987214325.325622" calcext:value-type="float">
            <text:p>987214325.325622</text:p>
          </table:table-cell>
          <table:table-cell table:formula="of:=SUM([.F10]*1.07)" office:value-type="float" office:value="753768277.092263" calcext:value-type="float">
            <text:p>753768277.092263</text:p>
          </table:table-cell>
          <table:table-cell table:formula="of:=SUM([.G7]*1.1)" office:value-type="float" office:value="545710000" calcext:value-type="float">
            <text:p>5457100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00000000" calcext:value-type="float">
            <text:p>200000000</text:p>
          </table:table-cell>
          <table:table-cell table:formula="of:=SUM([.D11]+[.C12])" office:value-type="float" office:value="2142000000" calcext:value-type="float">
            <text:p>2142000000</text:p>
          </table:table-cell>
          <table:table-cell table:formula="of:=SUM([.D12]/(1.07^[.A12]))" office:value-type="float" office:value="1017648769.86221" calcext:value-type="float">
            <text:p>1017648769.86221</text:p>
          </table:table-cell>
          <table:table-cell table:formula="of:=SUM([.F11]*1.07)" office:value-type="float" office:value="806532056.488722" calcext:value-type="float">
            <text:p>806532056.48872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0000000" calcext:value-type="float">
            <text:p>200000000</text:p>
          </table:table-cell>
          <table:table-cell table:formula="of:=SUM([.D12]+[.C13])" office:value-type="float" office:value="2342000000" calcext:value-type="float">
            <text:p>2342000000</text:p>
          </table:table-cell>
          <table:table-cell table:formula="of:=SUM([.D13]/(1.07^[.A13]))" office:value-type="float" office:value="1039876008.5418" calcext:value-type="float">
            <text:p>1039876008.5418</text:p>
          </table:table-cell>
          <table:table-cell table:formula="of:=SUM([.F12]*1.07)" office:value-type="float" office:value="862989300.442933" calcext:value-type="float">
            <text:p>862989300.4429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00000000" calcext:value-type="float">
            <text:p>200000000</text:p>
          </table:table-cell>
          <table:table-cell table:formula="of:=SUM([.D13]+[.C14])" office:value-type="float" office:value="2542000000" calcext:value-type="float">
            <text:p>2542000000</text:p>
          </table:table-cell>
          <table:table-cell table:formula="of:=SUM([.D14]/(1.07^[.A14]))" office:value-type="float" office:value="1054839626.53266" calcext:value-type="float">
            <text:p>1054839626.53266</text:p>
          </table:table-cell>
          <table:table-cell table:formula="of:=SUM([.F13]*1.07)" office:value-type="float" office:value="923398551.473938" calcext:value-type="float">
            <text:p>923398551.47393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5000000" calcext:value-type="float">
            <text:p>45000000</text:p>
          </table:table-cell>
          <table:table-cell table:formula="of:=SUM([.D14]+[.C15])" office:value-type="float" office:value="2587000000" calcext:value-type="float">
            <text:p>2587000000</text:p>
          </table:table-cell>
          <table:table-cell table:formula="of:=SUM([.D15]/(1.07^[.A15]))" office:value-type="float" office:value="1003283202.51182" calcext:value-type="float">
            <text:p>1003283202.51182</text:p>
          </table:table-cell>
          <table:table-cell table:formula="of:=SUM([.F14]*1.07)" office:value-type="float" office:value="988036450.077114" calcext:value-type="float">
            <text:p>988036450.077114</text:p>
          </table:table-cell>
          <table:table-cell table:formula="of:=SUM([.G11]+[.G5]-[.G2])" office:value-type="float" office:value="681420000" calcext:value-type="float">
            <text:p>681420000</text:p>
          </table:table-cell>
          <table:table-cell table:formula="of:=SUM([.H2:.H5])" office:value-type="float" office:value="1584700000" calcext:value-type="float">
            <text:p>158470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Verdi tap / endring</text:p>
          </table:table-cell>
          <table:table-cell table:formula="of:=SUM([.D15]-[.E15])" office:value-type="float" office:value="1583716797.48818" calcext:value-type="float">
            <text:p>1583716797.48818</text:p>
          </table:table-cell>
          <table:table-cell/>
          <table:table-cell table:formula="of:=SUM([.F15]-[.D17])" office:value-type="float" office:value="-595680347.411067" calcext:value-type="float">
            <text:p>-595680347.411067</text:p>
          </table:table-cell>
          <table:table-cell table:formula="of:=SUM([.G15]-[.D17])" office:value-type="float" office:value="-902296797.488181" calcext:value-type="float">
            <text:p>-902296797.488181</text:p>
          </table:table-cell>
          <table:table-cell table:formula="of:=SUM([.H15]-[.D17])" office:value-type="float" office:value="983202.511818886" calcext:value-type="float">
            <text:p>983202.51181888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table:formula="of:=SUM([.F15]+[.G15]-[.D17])" office:value-type="float" office:value="85739652.588933" calcext:value-type="float">
            <text:p>85739652.58893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float" office:value="657200000" calcext:value-type="float">
            <text:p>657200000</text:p>
          </table:table-cell>
          <table:table-cell office:value-type="float" office:value="959800000" calcext:value-type="float">
            <text:p>959800000</text:p>
          </table:table-cell>
          <table:table-cell/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art3" table:style-name="ta1">
        <table:shapes>
          <draw:frame draw:z-index="0" draw:style-name="gr1" draw:text-style-name="P1" svg:width="15.997cm" svg:height="9.004cm" svg:x="18.448cm" svg:y="1.999cm">
            <draw:object draw:notify-on-update-of-ranges="part3.A1:part3.A1 part3.A2:part3.A11 part3.E1:part3.E1 part3.E2:part3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år</text:p>
          </table:table-cell>
          <table:table-cell office:value-type="string" calcext:value-type="string">
            <text:p>r verdi</text:p>
          </table:table-cell>
          <table:table-cell office:value-type="string" calcext:value-type="string">
            <text:p>innskudd</text:p>
          </table:table-cell>
          <table:table-cell office:value-type="string" calcext:value-type="string">
            <text:p>verdi</text:p>
          </table:table-cell>
          <table:table-cell office:value-type="string" calcext:value-type="string">
            <text:p>cash flo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SUM([.C2]*1.05)" office:value-type="float" office:value="10500" calcext:value-type="float">
            <text:p>10500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SUM([.D2]*(1+ (0.05*[.B2]))+[.C3])" office:value-type="float" office:value="21025" calcext:value-type="float">
            <text:p>21025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formula="of:=SUM([.D3]*(1+ (0.05*[.B3]))+[.C4])" office:value-type="float" office:value="32076.25" calcext:value-type="float">
            <text:p>32076.25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formula="of:=SUM([.D4]*(1+ (0.05*[.B4]))+[.C5])" office:value-type="float" office:value="43680.0625" calcext:value-type="float">
            <text:p>43680.0625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formula="of:=SUM([.D5]*(1+ (0.05*[.B5]))+[.C6])" office:value-type="float" office:value="58048.06875" calcext:value-type="float">
            <text:p>58048.06875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formula="of:=SUM([.D6]*(1+ (0.05*[.B6]))+[.C7])" office:value-type="float" office:value="73852.875625" calcext:value-type="float">
            <text:p>73852.875625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table:formula="of:=SUM([.D7]*(1+ (0.05*[.B7]))+[.C8])" office:value-type="float" office:value="91238.1631875" calcext:value-type="float">
            <text:p>91238.1631875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table:formula="of:=SUM([.D8]*(1+ (0.05*[.B8]))+[.C9])" office:value-type="float" office:value="114923.887665625" calcext:value-type="float">
            <text:p>114923.887665625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table:formula="of:=SUM([.D9]*(1+ (0.05*[.B9]))+[.C10])" office:value-type="float" office:value="142162.470815469" calcext:value-type="float">
            <text:p>142162.470815469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2162" calcext:value-type="float">
            <text:p>142162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string" calcext:value-type="string">
            <text:p>å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nskudd</text:p>
          </table:table-cell>
          <table:table-cell office:value-type="string" calcext:value-type="string">
            <text:p>verdi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1200" calcext:value-type="float">
            <text:p>1200</text:p>
          </table:table-cell>
          <table:table-cell table:formula="of:=SUM([.C15]*(1+[.B15]))"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15]*(1+[.B16]))" office:value-type="float" office:value="1297.92" calcext:value-type="float">
            <text:p>1297.9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16]*(1+[.B17]))" office:value-type="float" office:value="1349.8368" calcext:value-type="float">
            <text:p>1349.836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17]*(1+[.B18]))" office:value-type="float" office:value="1403.830272" calcext:value-type="float">
            <text:p>1403.83027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18]*(1+[.B19]))" office:value-type="float" office:value="1459.98348288" calcext:value-type="float">
            <text:p>1459.9834828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19]*(1+[.B20]))" office:value-type="float" office:value="1518.3828221952" calcext:value-type="float">
            <text:p>1518.382822195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20]*(1+[.B21]))" office:value-type="float" office:value="1579.11813508301" calcext:value-type="float">
            <text:p>1579.11813508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21]*(1+[.B22]))" office:value-type="float" office:value="1642.28286048633" calcext:value-type="float">
            <text:p>1642.2828604863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22]*(1+[.B23]))" office:value-type="float" office:value="1707.97417490578" calcext:value-type="float">
            <text:p>1707.9741749058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 calcext:value-type="string">
            <text:p>år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bonds</text:p>
          </table:table-cell>
          <table:table-cell table:number-columns-repeated="2" office:value-type="string" calcext:value-type="string">
            <text:p>value</text:p>
          </table:table-cell>
          <table:table-cell office:value-type="string" calcext:value-type="string">
            <text:p>utility</text:p>
          </table:table-cell>
          <table:table-cell office:value-type="float" office:value="1708" calcext:value-type="float">
            <text:p>17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15" calcext:value-type="float">
            <text:p>15</text:p>
          </table:table-cell>
          <table:table-cell office:value-type="float" office:value="1.0903" calcext:value-type="float">
            <text:p>1.0903</text:p>
          </table:table-cell>
          <table:table-cell table:formula="of:=SUM([.G25]*[.F26])" office:value-type="float" office:value="1862.2324" calcext:value-type="float">
            <text:p>1862.2324</text:p>
          </table:table-cell>
          <table:table-cell table:formula="of:=SUM([.G26]*[.C26])" office:value-type="float" office:value="1862.2324" calcext:value-type="float">
            <text:p>1862.23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0.25*0.25)" office:value-type="float" office:value="0.0625" calcext:value-type="float">
            <text:p>0.0625</text:p>
          </table:table-cell>
          <table:table-cell office:value-type="float" office:value="2" calcext:value-type="float">
            <text:p>2</text:p>
          </table:table-cell>
          <table:table-cell table:formula="of:=SUM(1708*[.C27])" office:value-type="float" office:value="3416" calcext:value-type="float">
            <text:p>3416</text:p>
          </table:table-cell>
          <table:table-cell table:formula="of:=SUM([.E26]*[.C27])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SUM([.G25]*[.F27])" office:value-type="float" office:value="1708" calcext:value-type="float">
            <text:p>1708</text:p>
          </table:table-cell>
          <table:table-cell table:formula="of:=SUM([.G27]*[.C27])" office:value-type="float" office:value="3416" calcext:value-type="float">
            <text:p>3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0.25*0.25*0.25)" office:value-type="float" office:value="0.015625" calcext:value-type="float">
            <text:p>0.015625</text:p>
          </table:table-cell>
          <table:table-cell office:value-type="float" office:value="3" calcext:value-type="float">
            <text:p>3</text:p>
          </table:table-cell>
          <table:table-cell table:formula="of:=SUM(1708*[.C28])" office:value-type="float" office:value="5124" calcext:value-type="float">
            <text:p>5124</text:p>
          </table:table-cell>
          <table:table-cell table:formula="of:=SUM([.E26]*[.C28])" office:value-type="float" office:value="45" calcext:value-type="float">
            <text:p>45</text:p>
          </table:table-cell>
          <table:table-cell office:value-type="float" office:value="0.9097" calcext:value-type="float">
            <text:p>0.9097</text:p>
          </table:table-cell>
          <table:table-cell table:formula="of:=SUM([.G25]*[.F28])" office:value-type="float" office:value="1553.7676" calcext:value-type="float">
            <text:p>1553.7676</text:p>
          </table:table-cell>
          <table:table-cell table:formula="of:=SUM([.G28]*[.C28])" office:value-type="float" office:value="4661.3028" calcext:value-type="float">
            <text:p>4661.3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0.25*0.25*0.25*0.25)" office:value-type="float" office:value="0.00390625" calcext:value-type="float">
            <text:p>0.00390625</text:p>
          </table:table-cell>
          <table:table-cell office:value-type="float" office:value="4" calcext:value-type="float">
            <text:p>4</text:p>
          </table:table-cell>
          <table:table-cell table:formula="of:=SUM(1708*[.C29])" office:value-type="float" office:value="6832" calcext:value-type="float">
            <text:p>6832</text:p>
          </table:table-cell>
          <table:table-cell table:formula="of:=SUM([.E26]*[.C29])" office:value-type="float" office:value="60" calcext:value-type="float">
            <text:p>60</text:p>
          </table:table-cell>
          <table:table-cell office:value-type="float" office:value="0.8194" calcext:value-type="float">
            <text:p>0.8194</text:p>
          </table:table-cell>
          <table:table-cell table:formula="of:=SUM([.G25]*[.F29])" office:value-type="float" office:value="1399.5352" calcext:value-type="float">
            <text:p>1399.5352</text:p>
          </table:table-cell>
          <table:table-cell table:formula="of:=SUM([.G29]*[.C29])" office:value-type="float" office:value="5598.1408" calcext:value-type="float">
            <text:p>5598.14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0.75*0.75*0.75*0.75)" office:value-type="float" office:value="0.31640625" calcext:value-type="float">
            <text:p>0.31640625</text:p>
          </table:table-cell>
          <table:table-cell office:value-type="float" office:value="8" calcext:value-type="float">
            <text:p>8</text:p>
          </table:table-cell>
          <table:table-cell table:formula="of:=SUM(1708*[.C30])" office:value-type="float" office:value="13664" calcext:value-type="float">
            <text:p>13664</text:p>
          </table:table-cell>
          <table:table-cell table:formula="of:=SUM([.E26]*[.C30])" office:value-type="float" office:value="120" calcext:value-type="float">
            <text:p>120</text:p>
          </table:table-cell>
          <table:table-cell table:number-columns-repeated="2"/>
          <table:table-cell table:formula="of:=SUM([.G30]*[.C30])" office:value-type="float" office:value="0" calcext:value-type="float">
            <text:p>0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string" calcext:value-type="string">
            <text:p>å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nnskudd</text:p>
          </table:table-cell>
          <table:table-cell office:value-type="string" calcext:value-type="string">
            <text:p>verdi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633" calcext:value-type="float">
            <text:p>633</text:p>
          </table:table-cell>
          <table:table-cell table:formula="of:=SUM([.C34]*(1+[.B34]))" office:value-type="float" office:value="658.32" calcext:value-type="float">
            <text:p>658.3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34]*(1+[.B35]))" office:value-type="float" office:value="684.6528" calcext:value-type="float">
            <text:p>684.652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35]*(1+[.B36]))" office:value-type="float" office:value="712.038912" calcext:value-type="float">
            <text:p>712.03891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36]*(1+[.B37]))" office:value-type="float" office:value="740.52046848" calcext:value-type="float">
            <text:p>740.5204684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37]*(1+[.B38]))" office:value-type="float" office:value="770.1412872192" calcext:value-type="float">
            <text:p>770.141287219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38]*(1+[.B39]))" office:value-type="float" office:value="800.946938707968" calcext:value-type="float">
            <text:p>800.946938708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39]*(1+[.B40]))" office:value-type="float" office:value="832.984816256287" calcext:value-type="float">
            <text:p>832.984816256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40]*(1+[.B41]))" office:value-type="float" office:value="866.304208906538" calcext:value-type="float">
            <text:p>866.3042089065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SUM([.D41]*(1+[.B42]))" office:value-type="float" office:value="900.9563772628" calcext:value-type="float">
            <text:p>900.956377262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0000-00-00T00:00:04.055629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1:08:15.434559107</meta:creation-date>
    <dc:date>2014-10-15T14:11:00.770522669</dc:date>
    <meta:editing-duration>PT2H6M9S</meta:editing-duration>
    <meta:editing-cycles>5</meta:editing-cycles>
    <meta:generator>LibreOffice/4.1.3.2$Linux_X86_64 LibreOffice_project/410m0$Build-2</meta:generator>
    <meta:document-statistic meta:table-count="3" meta:cell-count="4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35cm" svg:y="3.955cm" style:legend-expansion="high" chart:style-name="ch2"/>
        <chart:plot-area chart:style-name="ch3" table:cell-range-address="part2.A2:part2.A16 part2.C2:part2.C16" svg:x="0.769cm" svg:y="0.855cm" svg:width="12.328cm" svg:height="7.551cm">
          <chartooo:coordinate-region svg:x="2.687cm" svg:y="1.055cm" svg:width="10.41cm" svg:height="6.7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rt2.A2:part2.A16" chart:class="chart:bar">
            <chart:data-point chart:repeated="15"/>
          </chart:series>
          <chart:series chart:style-name="ch8" chart:values-cell-range-address="part2.C2:part2.C16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art2.A2:part2.A16</svg:desc>
                </draw:g>
              </table:table-cell>
              <table:table-cell office:value-type="float" office:value="150000000">
                <text:p>150000000</text:p>
                <draw:g>
                  <svg:desc>part2.C2:part2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8000000">
                <text:p>168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6000000">
                <text:p>186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4000000">
                <text:p>20400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22000000">
                <text:p>2220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2000000">
                <text:p>2120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0000000">
                <text:p>2000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5000000">
                <text:p>4500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3.788cm" svg:y="3.954cm" style:legend-expansion="high" chart:style-name="ch2"/>
        <chart:plot-area chart:style-name="ch3" table:cell-range-address="part3.A1:part3.A11 part3.E1:part3.E11" chart:data-source-has-labels="row" svg:x="0.769cm" svg:y="0.855cm" svg:width="12.381cm" svg:height="7.55cm">
          <chartooo:coordinate-region svg:x="2.131cm" svg:y="1.054cm" svg:width="11.019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rt3.A2:part3.A11" chart:label-cell-address="part3.A1:part3.A1" chart:class="chart:bar">
            <chart:data-point chart:repeated="10"/>
          </chart:series>
          <chart:series chart:style-name="ch8" chart:values-cell-range-address="part3.E2:part3.E11" chart:label-cell-address="part3.E1:part3.E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år</text:p>
                <draw:g>
                  <svg:desc>part3.A1:part3.A1</svg:desc>
                </draw:g>
              </table:table-cell>
              <table:table-cell office:value-type="string">
                <text:p>cash flow</text:p>
                <draw:g>
                  <svg:desc>part3.E1:part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art3.A2:part3.A11</svg:desc>
                </draw:g>
              </table:table-cell>
              <table:table-cell office:value-type="float" office:value="-10000">
                <text:p>-10000</text:p>
                <draw:g>
                  <svg:desc>part3.E2:part3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0000">
                <text:p>-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0000">
                <text:p>-1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10000">
                <text:p>-1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10000">
                <text:p>-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10000">
                <text:p>-1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10000">
                <text:p>-1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10000">
                <text:p>-1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10000">
                <text:p>-1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2162">
                <text:p>1421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